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7b97d" officeooo:paragraph-rsid="0017b97d"/>
    </style:style>
    <style:style style:name="P2" style:family="paragraph" style:parent-style-name="Text_20_body" style:list-style-name="L1">
      <style:text-properties officeooo:rsid="001ba9ad" officeooo:paragraph-rsid="001ba9ad"/>
    </style:style>
    <style:style style:name="P3" style:family="paragraph" style:parent-style-name="Text_20_body">
      <style:text-properties officeooo:rsid="001df3f7" officeooo:paragraph-rsid="001df3f7"/>
    </style:style>
    <style:style style:name="P4" style:family="paragraph" style:parent-style-name="Text_20_body" style:list-style-name="L2">
      <style:text-properties officeooo:paragraph-rsid="001df3f7"/>
    </style:style>
    <style:style style:name="P5" style:family="paragraph" style:parent-style-name="Text_20_body" style:list-style-name="L3">
      <style:text-properties officeooo:paragraph-rsid="001df3f7"/>
    </style:style>
    <style:style style:name="P6" style:family="paragraph" style:parent-style-name="Text_20_body" style:list-style-name="L4">
      <style:text-properties officeooo:paragraph-rsid="001df3f7"/>
    </style:style>
    <style:style style:name="P7" style:family="paragraph" style:parent-style-name="Text_20_body" style:list-style-name="L5">
      <style:text-properties officeooo:paragraph-rsid="001df3f7"/>
    </style:style>
    <style:style style:name="P8" style:family="paragraph" style:parent-style-name="Text_20_body" style:list-style-name="L6">
      <style:text-properties officeooo:paragraph-rsid="001df3f7"/>
    </style:style>
    <style:style style:name="P9" style:family="paragraph" style:parent-style-name="Heading_20_2">
      <style:text-properties officeooo:rsid="001df3f7" officeooo:paragraph-rsid="001df3f7"/>
    </style:style>
    <style:style style:name="P10" style:family="paragraph" style:parent-style-name="Heading_20_1">
      <style:text-properties officeooo:rsid="0017b97d" officeooo:paragraph-rsid="0017b97d"/>
    </style:style>
    <style:style style:name="T1" style:family="text">
      <style:text-properties officeooo:rsid="001a021c"/>
    </style:style>
    <style:style style:name="T2" style:family="text">
      <style:text-properties officeooo:rsid="001d4022"/>
    </style:style>
    <style:style style:name="T3" style:family="text">
      <style:text-properties officeooo:rsid="001df3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10" text:outline-level="1">Lancement</text:h>
      <text:list xml:id="list9144444348163306649" text:style-name="L1">
        <text:list-item>
          <text:p text:style-name="P1">export PYTHONPATH=/media/donnees/web/ecorse/kolekti/src</text:p>
        </text:list-item>
        <text:list-item>
          <text:p text:style-name="P1">python /media/donnees/web/ecorse/kolekti/src/kolekti_server/manage.py runserver</text:p>
        </text:list-item>
        <text:list-item>
          <text:p text:style-name="P1"><text:a xlink:type="simple" xlink:href="http://127.0.0.1:8000/projects/" text:style-name="Internet_20_link" text:visited-style-name="Visited_20_Internet_20_Link">http://127.0.0.1:8000/projects/</text:a></text:p>
        </text:list-item>
      </text:list>
      <text:h text:style-name="P9" text:outline-level="2">Mise en place</text:h>
      <text:list xml:id="list560894902651509396" text:style-name="L6">
        <text:list-item>
          <text:p text:style-name="P8"><text:span text:style-name="T3">cd /media/donnees/web/ecorse/projets/ecorse</text:span></text:p>
        </text:list-item>
      </text:list>
      <text:list xml:id="list851438335210937578" text:style-name="L5">
        <text:list-item>
          <text:p text:style-name="P7"><text:span text:style-name="T3">svn update</text:span></text:p>
        </text:list-item>
      </text:list>
      <text:list xml:id="list3163708089480178579" text:style-name="L4">
        <text:list-item>
          <text:p text:style-name="P6"><text:a xlink:type="simple" xlink:href="http://127.0.0.1:8000/ecorse/" text:style-name="Internet_20_link" text:visited-style-name="Visited_20_Internet_20_Link"><text:span text:style-name="T3">http://127.0.0.1:8000/ecorse/</text:span></text:a><text:span text:style-name="T3"> </text:span></text:p>
        </text:list-item>
      </text:list>
      <text:list xml:id="list2083199641311877217" text:style-name="L3">
        <text:list-item>
          <text:p text:style-name="P5"><text:span text:style-name="T3">puis faire créer rapport</text:span></text:p>
          <text:p text:style-name="P5"><text:span text:style-name="T3">utilise le référentiel _mini</text:span></text:p>
          <text:p text:style-name="P5"><text:span text:style-name="T3">communes : Marcilolles, Voiron</text:span></text:p>
        </text:list-item>
      </text:list>
      <text:list xml:id="list3420681896686423385" text:style-name="L2">
        <text:list-item>
          <text:p text:style-name="P4"><text:span text:style-name="T3">« si tu as besoin je peux te refaire un référentiel avec deux sections dans le menu</text:span></text:p>
        </text:list-item>
      </text:list>
      <text:p text:style-name="P3">ou alors tu peux tester avec le v2bis, mais prend un café pendant qu'il génère le rapport »</text:p>
      <text:list xml:id="list153540142896503" text:continue-list="list9144444348163306649" text:style-name="L1">
        <text:list-item>
          <text:p text:style-name="P2"><text:a xlink:type="simple" xlink:href="http://127.0.0.1:8000/ecorse/report/?release=/releases/rapport 1" text:style-name="Internet_20_link" text:visited-style-name="Visited_20_Internet_20_Link"><text:span text:style-name="T3">http://127.0.0.1:8000/ecorse/report/?release=/releases/rapport 1</text:span></text:a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08T15:35:38.717967017</dc:date>
    <dc:creator>fe </dc:creator>
    <meta:editing-duration>PT58M6S</meta:editing-duration>
    <meta:editing-cycles>6</meta:editing-cycles>
    <meta:generator>LibreOffice/4.4.1.2$Linux_X86_64 LibreOffice_project/45e2de17089c24a1fa810c8f975a7171ba4cd432</meta:generator>
    <meta:document-statistic meta:table-count="0" meta:image-count="0" meta:object-count="0" meta:page-count="1" meta:paragraph-count="15" meta:word-count="78" meta:character-count="619" meta:non-whitespace-character-count="566"/>
  </office:meta>
</office:document-meta>
</file>